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d416d"/>
    </style:style>
    <style:style style:name="P2" style:family="paragraph" style:parent-style-name="Text_20_body" style:list-style-name="L1"/>
    <style:style style:name="T1" style:family="text">
      <style:text-properties officeooo:rsid="001d416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Acto 3. </text:span></text:span></text:h>
      <text:h text:style-name="P1" text:outline-level="2"><text:span text:style-name="Strong_20_Emphasis"><text:span text:style-name="T1">Introduccion.</text:span></text:span></text:h>
      <text:p text:style-name="Standard"/>
      <text:p text:style-name="Standard"/>
      <text:p text:style-name="Standard"/>
      <text:h text:style-name="Heading_20_2" text:outline-level="2"><text:span text:style-name="Strong_20_Emphasis">1. El objetivo del libro</text:span></text:h>
      <text:p text:style-name="Text_20_body">El objetivo de este libro es <text:span text:style-name="Strong_20_Emphasis">enfrentar preguntas que nos acompañan desde siempre</text:span>, preguntas que parecen no tener respuesta, pero que no por eso dejan de importarnos:</text:p>
      <text:list xml:id="list1329690788" text:style-name="L1">
        <text:list-item>
          <text:p text:style-name="P2">¿Por qué existimos?</text:p>
        </text:list-item>
        <text:list-item>
          <text:p text:style-name="P2">¿Qué es la vida?</text:p>
        </text:list-item>
        <text:list-item>
          <text:p text:style-name="P2">¿Qué sentido tiene nuestra presencia en el universo?</text:p>
        </text:list-item>
      </text:list>
      <text:p text:style-name="Text_20_body">Nuestra existencia está envuelta en el misterio.<text:line-break/>No importa cuánto avance la ciencia, ni cuán lejos llegue la filosofía: <text:span text:style-name="Strong_20_Emphasis">las grandes preguntas siguen ahí</text:span>, persistentes, intactas, esperando algo más que una fórmula o una teoría.<text:line-break/>No buscamos solo datos.<text:line-break/><text:span text:style-name="Strong_20_Emphasis">Buscamos sentido.</text:span></text:p>
      <text:p text:style-name="Text_20_body">Este libro nace del impulso por comprender.<text:line-break/>No desde la certeza, sino desde la necesidad.<text:line-break/>Y parte de una convicción:<text:line-break/>que no es imposible encontrar respuestas,<text:line-break/>pero tal vez <text:span text:style-name="Strong_20_Emphasis">estamos buscando en el lugar equivocado</text:span>.</text:p>
      <text:p text:style-name="Horizontal_20_Line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4T10:34:46.352000000</meta:creation-date>
    <dc:date>2025-07-14T10:36:51.876000000</dc:date>
    <meta:editing-duration>PT2M5S</meta:editing-duration>
    <meta:editing-cycles>1</meta:editing-cycles>
    <meta:document-statistic meta:table-count="0" meta:image-count="0" meta:object-count="0" meta:page-count="1" meta:paragraph-count="9" meta:word-count="129" meta:character-count="781" meta:non-whitespace-character-count="663"/>
    <meta:generator>LibreOffice/7.3.5.2$Windows_X86_64 LibreOffice_project/184fe81b8c8c30d8b5082578aee2fed2ea847c01</meta:generator>
  </office:meta>
</office:document-meta>
</file>